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fo:font-weight="normal" officeooo:rsid="00135fce" officeooo:paragraph-rsid="00135fce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officeooo:rsid="0014265b" officeooo:paragraph-rsid="0014265b" style:font-size-asian="12.25pt" style:font-size-complex="14pt"/>
    </style:style>
    <style:style style:name="P5" style:family="paragraph" style:parent-style-name="Standard">
      <style:text-properties fo:font-size="14pt" officeooo:rsid="00158475" officeooo:paragraph-rsid="00158475" style:font-size-asian="12.25pt" style:font-size-complex="14pt"/>
    </style:style>
    <style:style style:name="P6" style:family="paragraph" style:parent-style-name="Standard">
      <style:text-properties fo:font-size="14pt" officeooo:rsid="0016d4dd" officeooo:paragraph-rsid="0016d4dd" style:font-size-asian="12.25pt" style:font-size-complex="14pt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fo:font-weight="bold" officeooo:rsid="00135fce" officeooo:paragraph-rsid="00135fce" style:font-weight-asian="bold"/>
    </style:style>
    <style:style style:name="P9" style:family="paragraph" style:parent-style-name="Standard">
      <style:text-properties fo:font-weight="bold" officeooo:rsid="00135fce" officeooo:paragraph-rsid="00135fce" style:font-weight-asian="bold" style:font-weight-complex="bold"/>
    </style:style>
    <style:style style:name="P10" style:family="paragraph" style:parent-style-name="Standard">
      <style:text-properties fo:font-weight="normal" officeooo:rsid="00135fce" officeooo:paragraph-rsid="00135fce" style:font-weight-asian="normal" style:font-weight-complex="normal"/>
    </style:style>
    <style:style style:name="P11" style:family="paragraph" style:parent-style-name="Standard" style:master-page-name="Standard">
      <style:paragraph-properties fo:margin-top="0in" fo:margin-bottom="0.111in" loext:contextual-spacing="false" fo:line-height="108%" fo:text-align="center" style:justify-single-word="false" style:page-number="auto"/>
    </style:style>
    <style:style style:name="T1" style:family="text">
      <style:text-properties fo:font-size="16pt" style:font-name-asian="Calibri1" style:font-size-asian="16pt" style:font-name-complex="Times New Roman" style:font-size-complex="16pt"/>
    </style:style>
    <style:style style:name="T2" style:family="text">
      <style:text-properties fo:font-size="11pt" style:font-name-asian="Calibri1" style:font-size-asian="11pt" style:font-name-complex="Times New Roman"/>
    </style:style>
    <style:style style:name="T3" style:family="text">
      <style:text-properties fo:font-size="20pt" fo:font-weight="bold" style:font-name-asian="Calibri1" style:font-size-asian="20pt" style:font-weight-asian="bold" style:font-name-complex="Times New Roman" style:font-size-complex="20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-asian="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725ab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ath 338</text:span><text:span text:style-name="T2"><text:tab/> <text:s text:c="13"/><text:tab/></text:span><text:span text:style-name="T3"> <text:s text:c="7"/>Lab Assignment #5 <text:s text:c="2"/></text:span><text:span text:style-name="T1"><text:s text:c="5"/><text:tab/><text:tab/>Fall 2019</text:span></text:p>
      <text:p text:style-name="P2"/>
      <text:p text:style-name="Standard">Suppose that we are randomly guessing on a 30-question multiple-choice exam. We’re guessing a little better than chance alone would predict – we estimate we have a 35% chance of getting each question correct.</text:p>
      <text:p text:style-name="Standard"/>
      <text:p text:style-name="Standard"><text:span text:style-name="T4">Question #1 </text:span>Let X be the number of questions we get correct. Evaluate the BINS assumptions for this scenario to explain why X can be modeled as a binomial random variable. As part of your evaluation, identify the parameters <text:span text:style-name="T5">n</text:span> and <text:span text:style-name="T5">p</text:span>.</text:p>
      <text:p text:style-name="P7"/>
      <text:p text:style-name="P7"/>
      <text:p text:style-name="P8">B: <text:span text:style-name="T9">we either get the question right or wrong</text:span></text:p>
      <text:p text:style-name="P9">I: <text:s/><text:span text:style-name="T9">we assume that previous questions do not hint at answers in future problems</text:span></text:p>
      <text:p text:style-name="P9">N: <text:span text:style-name="T9">30 questions which will be our N variable</text:span></text:p>
      <text:p text:style-name="P9">S: <text:span text:style-name="T9">We assume that we will answer each of the questions on the test. P=0.35</text:span></text:p>
      <text:p text:style-name="P7"/>
      <text:p text:style-name="P7"/>
      <text:p text:style-name="P7"/>
      <text:p text:style-name="P7"/>
      <text:p text:style-name="P7"/>
      <text:p text:style-name="Standard">Open a new R script and enter the values of <text:span text:style-name="T5">n</text:span> and <text:span text:style-name="T5">p</text:span>.</text:p>
      <text:p text:style-name="Standard"/>
      <text:p text:style-name="Standard"><text:span text:style-name="Emphasis">&gt; n &lt;- # number of trials</text:span></text:p>
      <text:p text:style-name="Standard"><text:span text:style-name="Emphasis"/></text:p>
      <text:p text:style-name="Standard"><text:span text:style-name="Emphasis">&gt; p &lt;- # probability of success on one trial</text:span></text:p>
      <text:p text:style-name="Standard"/>
      <text:p text:style-name="Standard">To find the exact probability of <text:span text:style-name="T5">x</text:span> successes in <text:span text:style-name="T5">n</text:span> trials, run the command:</text:p>
      <text:p text:style-name="Standard"/>
      <text:p text:style-name="Standard"><text:span text:style-name="Emphasis">&gt; dbinom(x, size = n, p = p) <text:s/># actually put in value of x; P(X = x) given the parameters n and p specified above</text:span></text:p>
      <text:p text:style-name="Standard"/>
      <text:p text:style-name="Standard"/>
      <text:p text:style-name="Standard"><text:span text:style-name="T4">Question #2 </text:span>What is the probability of getting exactly 15 questions correct?</text:p>
      <text:p text:style-name="P7"/>
      <text:p text:style-name="P7"/>
      <text:p text:style-name="P10">The probability will be 0.03510604 to get 15 questions correct</text:p>
      <text:p text:style-name="P7"/>
      <text:p text:style-name="P7"/>
      <text:p text:style-name="Standard">For <text:span text:style-name="T6">Questions #3-6</text:span>, use the <text:span text:style-name="Emphasis">pbinom</text:span> and <text:span text:style-name="Emphasis">dbinom</text:span> commands as needed.</text:p>
      <text:p text:style-name="Standard"/>
      <text:p text:style-name="Standard"><text:span text:style-name="Emphasis">&gt; pbinom(x, size = n, p = p) <text:s/># prob. of at most x successes in n trials, P(X &lt;= x)</text:span></text:p>
      <text:p text:style-name="Standard"><text:span text:style-name="Emphasis"/></text:p>
      <text:p text:style-name="Standard"><text:span text:style-name="Emphasis">&gt; pbinom(x</text:span><text:bookmark text:name="_GoBack"/><text:span text:style-name="Emphasis">, size = n, p = p, lower.tail = FALSE) <text:s/># prob. of more than x successes in n trials, P(X &gt; x)</text:span></text:p>
      <text:p text:style-name="Standard"/>
      <text:p text:style-name="No_20_Spacing">Note that you may have to add and subtract probabilities as produced by <text:span text:style-name="Emphasis">pbinom</text:span> and <text:span text:style-name="Emphasis">dbinom</text:span>. It may be useful to first define the probability statement mathematically to figure out what to add/subtract. For <text:soft-page-break/>example, <text:span text:style-name="Emphasis">pbinom(15, n, p) – dbinom(15, n, p) </text:span>gives P(X <text:span text:style-name="T7">&lt;</text:span> 15) – P(X = 15) = P(X &lt; 15), the probability of strictly fewer than 15 successes in <text:span text:style-name="T5">n</text:span> trials.</text:p>
      <text:p text:style-name="P7"/>
      <text:p text:style-name="Standard"><text:span text:style-name="T4">Question #3 </text:span>What is the probability of getting at most 10 questions correct?</text:p>
      <text:p text:style-name="P1"/>
      <text:p text:style-name="P3">The probability would be 0.5077582</text:p>
      <text:p text:style-name="P1"/>
      <text:p text:style-name="Standard"><text:span text:style-name="T4">Question #4 </text:span>What is the probability of getting 18 or more questions correct?</text:p>
      <text:p text:style-name="Standard"/>
      <text:p text:style-name="P3">The probability would be 0.001447268</text:p>
      <text:p text:style-name="Standard"/>
      <text:p text:style-name="Standard"><text:span text:style-name="T4">Question #5 </text:span>What is the probability of getting more than 10 questions correct, but at most 18?</text:p>
      <text:p text:style-name="Standard"/>
      <text:p text:style-name="P4">The probability would be 0.5063109</text:p>
      <text:p text:style-name="Standard"/>
      <text:p text:style-name="Standard"><text:span text:style-name="T4">Question #6 </text:span>What is the probability of getting strictly fewer than 5 questions correct?</text:p>
      <text:p text:style-name="Standard"/>
      <text:p text:style-name="P4">The probability would be 0.007517715</text:p>
      <text:p text:style-name="Standard"/>
      <text:p text:style-name="Standard">We can also think of this problem in terms of sample proportions. Remember that the sample proportions do <text:span text:style-name="T7">not</text:span> have a binomial distribution, but we can use the formula <draw:frame draw:style-name="fr1" draw:name="Object1" text:anchor-type="as-char" svg:width="0.6102in" svg:height="0.1839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8"> to convert between sample proportions </text:span><text:span text:style-name="T8"><draw:frame draw:style-name="fr1" draw:name="Object2" text:anchor-type="as-char" svg:width="0.1835in" svg:height="0.1839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8"> and sample counts of success X.</text:span></text:p>
      <text:p text:style-name="Standard"/>
      <text:p text:style-name="Standard"><text:span text:style-name="T4">Question #7 </text:span>What is the probability of getting exactly 60% on this 30-question test?</text:p>
      <text:p text:style-name="Standard"/>
      <text:p text:style-name="P5">The probability would be 0.003056097</text:p>
      <text:p text:style-name="Standard"/>
      <text:p text:style-name="Standard"><text:span text:style-name="T4">Question #8 </text:span>What is the probability of getting a score of 45% or lower?</text:p>
      <text:p text:style-name="Standard"/>
      <text:p text:style-name="P5">The probability would be 0.8736881</text:p>
      <text:p text:style-name="Standard"/>
      <text:p text:style-name="Standard"><text:span text:style-name="T4">Question #9 </text:span>What is the probability of getting a score lower than 50%?</text:p>
      <text:p text:style-name="Standard"/>
      <text:p text:style-name="P6">The probability would be 0.9348103</text:p>
      <text:p text:style-name="Standard"/>
      <text:p text:style-name="Standard"><text:span text:style-name="T4">Question #10 </text:span>Suppose that we pass the test (70% or above). Is this consistent with our assumption that we are randomly guessing with a 35% chance on each question? Why or why not?</text:p>
      <text:p text:style-name="Standard"/>
      <text:p text:style-name="P6">Although it is theoretically possible to achieve a score of 70% or greater, the likelihood of that occurring <text:span text:style-name="T10">by guessing alone </text:span>is very low. The more questions we try to answer correctly, our overall probability drops exponenti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mbria" fo:font-family="Cambria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mbria" fo:font-family="Cambria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0000ff" style:font-name="Courier New" fo:font-family="'Courier New'" style:font-family-generic="roman" style:font-pitch="variable" fo:font-size="12pt" fo:font-style="italic" style:font-size-asian="12pt" style:font-style-asian="italic" style:font-style-complex="italic"/>
    </style:style>
    <style:style style:name="Emphasis" style:family="text" style:parent-style-name="Default_20_Paragraph_20_Font">
      <style:text-properties fo:color="#0000ff" style:font-name="Courier New" fo:font-family="'Courier New'" style:font-family-generic="roman" style:font-pitch="variable" fo:font-size="12pt" fo:font-style="normal" fo:font-weight="bold" style:font-size-asian="12pt" style:font-style-asian="normal" style:font-weight-asian="bold" style:font-style-complex="italic"/>
    </style:style>
    <style:style style:name="Subtle_20_Reference" style:display-name="Subtle Reference" style:family="text" style:parent-style-name="Default_20_Paragraph_20_Font">
      <style:text-properties fo:font-variant="normal" fo:text-transform="none" fo:color="#00000a" style:text-line-through-style="none" style:text-line-through-type="none" style:text-position="0% 100%" style:font-name="Cambria" fo:font-family="Cambria" style:font-family-generic="roman" style:font-pitch="variable" fo:font-size="12pt" style:letter-kerning="false" style:font-size-asian="12pt" text:display="tru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ight Wynne</meta:initial-creator>
    <meta:editing-cycles>11</meta:editing-cycles>
    <meta:creation-date>2018-09-13T22:07:00</meta:creation-date>
    <dc:date>2019-09-10T13:39:58.751228717</dc:date>
    <meta:editing-duration>PT17M55S</meta:editing-duration>
    <meta:generator>LibreOffice/5.1.6.2$Linux_X86_64 LibreOffice_project/10m0$Build-2</meta:generator>
    <meta:document-statistic meta:table-count="0" meta:image-count="0" meta:object-count="2" meta:page-count="2" meta:paragraph-count="35" meta:word-count="583" meta:character-count="3252" meta:non-whitespace-character-count="26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true">^</mo>
      </mover>
      <mo stretchy="false">=</mo>
      <mrow>
        <mi>X</mi>
        <mo stretchy="false">/</mo>
        <mi>n</mi>
      </mrow>
    </mrow>
    <annotation encoding="StarMath 5.0">widehat {p} =X/n</annotation>
  </semantics>
</math>
</file>

<file path=Object 3/content.xml><?xml version="1.0" encoding="utf-8"?>
<math xmlns="http://www.w3.org/1998/Math/MathML" display="block">
  <semantics>
    <mover accent="true">
      <mi>p</mi>
      <mo stretchy="true">^</mo>
    </mover>
    <annotation encoding="StarMath 5.0">widehat {p}</annotation>
  </semantics>
</math>
</file>